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COL-0269</text:p>
          </table:table-cell>
          <table:table-cell office:value-type="string" calcext:value-type="string">
            <text:p>2024-11-20 19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32" calcext:value-type="float">
            <text:p>17.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269</text:p>
          </table:table-cell>
          <table:table-cell office:value-type="string" calcext:value-type="string">
            <text:p>2021-12-09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30928" calcext:value-type="float">
            <text:p>17.33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269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51296" calcext:value-type="float">
            <text:p>18.75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269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60184" calcext:value-type="float">
            <text:p>19.76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269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64016" calcext:value-type="float">
            <text:p>21.46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269</text:p>
          </table:table-cell>
          <table:table-cell office:value-type="string" calcext:value-type="string">
            <text:p>201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43592" calcext:value-type="float">
            <text:p>22.64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269</text:p>
          </table:table-cell>
          <table:table-cell office:value-type="string" calcext:value-type="string">
            <text:p>200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78344" calcext:value-type="float">
            <text:p>20.27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84" meta:object-count="0"/>
    <meta:user-defined meta:name="AppVersion">3.0</meta:user-defined>
  </office:meta>
</office:document-meta>
</file>